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Poller.markAsDeployed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Poll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mentPoller.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Thread.ki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loymentPoller.markAsUndeployed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mentPoll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Poll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mentPoller.check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eploymentPoll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Poller.DeploymentPoller( File deployDir , ODEServer ode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llingThread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ploymentPoller.accept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